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9681" officeooo:paragraph-rsid="00109681"/>
    </style:style>
    <style:style style:name="P2" style:family="paragraph" style:parent-style-name="Standard">
      <style:text-properties officeooo:rsid="0011d519" officeooo:paragraph-rsid="0011d519"/>
    </style:style>
    <style:style style:name="P3" style:family="paragraph" style:parent-style-name="Standard">
      <style:text-properties officeooo:rsid="0011d519" officeooo:paragraph-rsid="0011d5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tivo do sistema</text:p>
      <text:p text:style-name="P1">Realizar o rodizo dos cooperadores dentre as comuns de uma determinada região adiminstrativa.</text:p>
      <text:p text:style-name="P1"/>
      <text:p text:style-name="P2">Partes interadas</text:p>
      <text:p text:style-name="P2">Cooperadores, irmãos da administração e irmandade.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56S</meta:editing-duration>
    <meta:editing-cycles>5</meta:editing-cycles>
    <meta:generator>LibreOffice/4.3.5.2$Windows_x86 LibreOffice_project/3a87456aaa6a95c63eea1c1b3201acedf0751bd5</meta:generator>
    <dc:date>2019-01-18T13:47:02.010000000</dc:date>
    <meta:document-statistic meta:table-count="0" meta:image-count="0" meta:object-count="0" meta:page-count="1" meta:paragraph-count="4" meta:word-count="24" meta:character-count="178" meta:non-whitespace-character-count="158"/>
    <meta:user-defined meta:name="Info 1"/>
    <meta:user-defined meta:name="Info 2"/>
    <meta:user-defined meta:name="Info 3"/>
    <meta:user-defined meta:name="Info 4"/>
  </office:meta>
</office:document-meta>
</file>